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ce4a" officeooo:paragraph-rsid="0014ce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ir können den Inflow angle berechnen. Der angle of attack ist gegeben. Wir nehmen den Angle of attack von unserem berechneten c_l. Dadurch können wir den twist angle berechnen… </text:p>
      <text:p text:style-name="P1">dadurch bleibt der inflow angle variable für die iteration..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20:17:41.078903070</meta:creation-date>
    <dc:date>2016-06-01T20:20:04.811648586</dc:date>
    <meta:editing-duration>PT2M24S</meta:editing-duration>
    <meta:editing-cycles>1</meta:editing-cycles>
    <meta:document-statistic meta:table-count="0" meta:image-count="0" meta:object-count="0" meta:page-count="1" meta:paragraph-count="2" meta:word-count="38" meta:character-count="239" meta:non-whitespace-character-count="202"/>
    <meta:generator>LibreOffice/5.0.5.2$Linux_X86_64 LibreOffice_project/00m0$Build-2</meta:generator>
  </office:meta>
</office:document-meta>
</file>